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7000002F21529237ABCECDE51.png" manifest:media-type="image/png"/>
  <manifest:file-entry manifest:full-path="Pictures/1000110400011E81000145718B83A31CB35CBA14.emf" manifest:media-type="image/x-emf"/>
  <manifest:file-entry manifest:full-path="Pictures/10000201000007D00000046581944B728B7D4A58.png" manifest:media-type="image/png"/>
  <manifest:file-entry manifest:full-path="Pictures/100002010000057800000165B6521870C3165BCD.png" manifest:media-type="image/png"/>
  <manifest:file-entry manifest:full-path="Pictures/10002ED40000B52800002E264DBA040855D957A1.emf" manifest:media-type="image/x-emf"/>
  <manifest:file-entry manifest:full-path="Pictures/1000000000000FA0000008CA9A6B1E3A969820E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" svg:font-family="+mn-cs"/>
    <style:font-face style:name="+mn-ea" svg:font-family="+mn-ea"/>
    <style:font-face style:name="Arial1" svg:font-family="Arial"/>
    <style:font-face style:name="Tahoma1" svg:font-family="Tahoma"/>
    <style:font-face style:name="Arial2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+mn-cs1" svg:font-family="+mn-cs" style:font-pitch="variable"/>
    <style:font-face style:name="+mn-ea1" svg:font-family="+mn-ea" style:font-pitch="variable"/>
    <style:font-face style:name="Arial" svg:font-family="Arial" style:font-pitch="variable"/>
    <style:font-face style:name="Calibri2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MS PGothic1" svg:font-family="'MS PGothi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rt_20_3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089cm" fo:padding-bottom="0.089cm" fo:padding-left="0.179cm" fo:padding-right="0.179cm" fo:wrap-option="wrap"/>
      <style:paragraph-properties style:writing-mode="lr-tb"/>
    </style:style>
    <style:style style:name="pr2" style:family="presentation" style:parent-style-name="start_20_3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089cm" fo:padding-bottom="0.089cm" fo:padding-left="0.179cm" fo:padding-right="0.179cm" fo:wrap-option="wrap"/>
      <style:paragraph-properties style:writing-mode="lr-tb"/>
    </style:style>
    <style:style style:name="pr3" style:family="presentation" style:parent-style-name="start_20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28cm" fo:padding-top="0.126cm" fo:padding-bottom="0.126cm" fo:padding-left="0.253cm" fo:padding-right="0.253cm" fo:wrap-option="wrap"/>
      <style:paragraph-properties style:writing-mode="lr-tb"/>
    </style:style>
    <style:style style:name="pr4" style:family="presentation" style:parent-style-name="start_20_3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28cm" fo:padding-top="0.127cm" fo:padding-bottom="0.127cm" fo:padding-left="0.253cm" fo:padding-right="0.253cm" fo:wrap-option="wrap"/>
      <style:paragraph-properties style:writing-mode="lr-tb"/>
    </style:style>
    <style:style style:name="pr5" style:family="presentation" style:parent-style-name="full_20_tex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089cm" fo:padding-bottom="0.089cm" fo:padding-left="0.179cm" fo:padding-right="0.179cm" fo:wrap-option="wrap"/>
      <style:paragraph-properties style:writing-mode="lr-tb"/>
    </style:style>
    <style:style style:name="pr6" style:family="presentation" style:parent-style-name="full_20_tex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full_20_tex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full_20_tex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28cm" fo:padding-top="0.126cm" fo:padding-bottom="0.126cm" fo:padding-left="0.253cm" fo:padding-right="0.253cm" fo:wrap-option="wrap"/>
      <style:paragraph-properties style:writing-mode="lr-tb"/>
    </style:style>
    <style:style style:name="pr9" style:family="presentation" style:parent-style-name="full_20_text-backgroundobjects" style:list-style-name="L2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28cm" fo:padding-top="0.127cm" fo:padding-bottom="0.127cm" fo:padding-left="0.253cm" fo:padding-right="0.253cm" fo:wrap-option="wrap"/>
      <style:paragraph-properties style:writing-mode="lr-tb"/>
    </style:style>
    <style:style style:name="pr10" style:family="presentation" style:parent-style-name="research_20_area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089cm" fo:padding-bottom="0.089cm" fo:padding-left="0.179cm" fo:padding-right="0.179cm" fo:wrap-option="wrap"/>
      <style:paragraph-properties style:writing-mode="lr-tb"/>
    </style:style>
    <style:style style:name="pr11" style:family="presentation" style:parent-style-name="research_20_area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089cm" fo:padding-bottom="0.089cm" fo:padding-left="0.179cm" fo:padding-right="0.179cm" fo:wrap-option="wrap"/>
      <style:paragraph-properties style:writing-mode="lr-tb"/>
    </style:style>
    <style:style style:name="pr12" style:family="presentation" style:parent-style-name="research_20_area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48pt" fo:letter-spacing="0.106cm" fo:font-style="normal" style:text-underline-style="none" fo:font-weight="normal" style:font-name-asian="MS PGothic1" style:font-size-asian="48pt" style:font-style-asian="normal" style:font-weight-asian="normal" style:font-name-complex="Calibri1" style:font-size-complex="48pt" style:font-style-complex="normal" style:font-weight-complex="normal"/>
    </style:style>
    <style:style style:name="P2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48pt" fo:letter-spacing="0.106cm" fo:font-style="normal" style:text-underline-style="none" fo:font-weight="normal" style:font-name-asian="MS PGothic1" style:font-size-asian="48pt" style:font-style-asian="normal" style:font-weight-asian="normal" style:font-name-complex="Calibri1" style:font-size-complex="48pt" style:font-style-complex="normal" style:font-weight-complex="normal"/>
    </style:style>
    <style:style style:name="P3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P4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font-variant="normal" fo:text-transform="none" fo:color="#005481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P1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5481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P11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0pt" style:font-size-asian="14pt" style:font-size-complex="14pt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fo:color="#999999" style:text-line-through-style="none" style:text-line-through-type="none" style:text-position="0% 100%" style:font-name="Tahoma2" fo:font-size="10pt" fo:letter-spacing="normal" fo:language="de" fo:country="DE" fo:font-style="normal" style:text-underline-style="none" fo:font-weight="normal" style:font-name-asian="+mn-ea" style:font-size-asian="10pt" style:font-style-asian="normal" style:font-weight-asian="normal" style:font-name-complex="+mn-cs" style:font-size-complex="10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9999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27cm"/>
        <style:text-properties fo:font-family="Wingdings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_20_3">
        <draw:frame draw:name="Inhaltsplatzhalter 2" presentation:style-name="pr1" draw:text-style-name="P2" draw:layer="layout" svg:width="31.211cm" svg:height="6.629cm" svg:x="1.327cm" svg:y="7.587cm" presentation:class="outline" presentation:user-transformed="true">
          <draw:text-box>
            <text:list text:style-name="L1">
              <text:list-item>
                <text:p text:style-name="P1">Intro Talk</text:p>
              </text:list-item>
              <text:list-item>
                <text:p text:style-name="P1">Link Stealing Attacks on Inductive </text:p>
              </text:list-item>
              <text:list-item>
                <text:p text:style-name="P1">Trained Graph Neural Networks</text:p>
              </text:list-item>
            </text:list>
          </draw:text-box>
        </draw:frame>
        <draw:frame draw:name="Inhaltsplatzhalter 3" presentation:style-name="pr2" draw:text-style-name="P4" draw:layer="layout" svg:width="31.211cm" svg:height="1.349cm" svg:x="1.327cm" svg:y="15.381cm" presentation:class="outline" presentation:user-transformed="true">
          <draw:text-box>
            <text:list text:style-name="L1">
              <text:list-item>
                <text:p text:style-name="P3">Philipp Zimmermann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8.414cm" svg:height="10.357cm" svg:x="0.251cm" svg:y="2.073cm" draw:page-number="1" presentation:class="page"/>
          <draw:frame draw:name="Notizenplatzhalter 2" presentation:style-name="pr3" draw:text-style-name="P5" draw:layer="layout" svg:width="17.721cm" svg:height="13.167cm" svg:x="0.648cm" svg:y="13.116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1.282cm" svg:height="0.659cm" svg:x="17.359cm" svg:y="26.74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2" draw:style-name="dp1" draw:master-page-name="full_20_text">
        <draw:frame draw:name="Inhaltsplatzhalter 4" presentation:style-name="pr5" draw:text-style-name="P8" draw:layer="layout" svg:width="31.211cm" svg:height="14.447cm" svg:x="1.327cm" svg:y="2.877cm" presentation:class="outline" presentation:placeholder="true" presentation:user-transformed="true">
          <draw:text-box/>
        </draw:frame>
        <draw:frame draw:name="Titel 3" presentation:style-name="pr6" draw:text-style-name="P10" draw:layer="layout" svg:width="27.426cm" svg:height="1.569cm" svg:x="1.327cm" svg:y="0.647cm" presentation:class="title" presentation:user-transformed="true">
          <draw:text-box>
            <text:p text:style-name="P9">Outline</text:p>
          </draw:text-box>
        </draw:frame>
        <draw:frame draw:name="Foliennummernplatzhalter 1" presentation:style-name="pr7" draw:text-style-name="P12" draw:layer="layout" svg:width="1.52cm" svg:height="1.013cm" svg:x="31.679cm" svg:y="18.036cm" presentation:class="page-number" presentation:user-transformed="true">
          <draw:text-box>
            <text:p text:style-name="P11"><text:span text:style-name="T2"><text:page-number>&lt;number&gt;</text:page-number></text:span></text:p>
          </draw:text-box>
        </draw:frame>
        <presentation:notes draw:style-name="dp1">
          <draw:page-thumbnail draw:name="Folienbildplatzhalter 1" draw:style-name="gr1" draw:layer="layout" svg:width="18.414cm" svg:height="10.357cm" svg:x="0.251cm" svg:y="2.073cm" draw:page-number="2" presentation:class="page"/>
          <draw:frame draw:name="Notizenplatzhalter 2" presentation:style-name="pr8" draw:text-style-name="P5" draw:layer="layout" svg:width="17.721cm" svg:height="13.167cm" svg:x="0.648cm" svg:y="13.116cm" presentation:class="notes" presentation:placeholder="true" presentation:user-transformed="true">
            <draw:text-box/>
          </draw:frame>
          <draw:frame draw:name="Foliennummernplatzhalter 3" presentation:style-name="pr9" draw:text-style-name="P14" draw:layer="layout" svg:width="1.282cm" svg:height="0.659cm" svg:x="17.359cm" svg:y="26.741cm" presentation:class="page-number" presentation:user-transformed="true">
            <draw:text-box>
              <text:p text:style-name="P13"><text:span text:style-name="T1"><text:page-number>&lt;number&gt;</text:page-number></text:span></text:p>
            </draw:text-box>
          </draw:frame>
        </presentation:notes>
      </draw:page>
      <draw:page draw:name="page3" draw:style-name="dp1" draw:master-page-name="research_20_area">
        <draw:frame draw:name="Inhaltsplatzhalter 2" presentation:style-name="pr10" draw:text-style-name="P2" draw:layer="layout" svg:width="31.211cm" svg:height="6.629cm" svg:x="1.327cm" svg:y="7.587cm" presentation:class="outline" presentation:placeholder="true" presentation:user-transformed="true">
          <draw:text-box/>
        </draw:frame>
        <draw:frame draw:name="Inhaltsplatzhalter 3" presentation:style-name="pr11" draw:text-style-name="P4" draw:layer="layout" svg:width="31.211cm" svg:height="1.349cm" svg:x="1.327cm" svg:y="14.48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" svg:font-family="+mn-cs"/>
    <style:font-face style:name="+mn-ea" svg:font-family="+mn-ea"/>
    <style:font-face style:name="Arial1" svg:font-family="Arial"/>
    <style:font-face style:name="Tahoma1" svg:font-family="Tahoma"/>
    <style:font-face style:name="Arial2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+mn-cs1" svg:font-family="+mn-cs" style:font-pitch="variable"/>
    <style:font-face style:name="+mn-ea1" svg:font-family="+mn-ea" style:font-pitch="variable"/>
    <style:font-face style:name="Arial" svg:font-family="Arial" style:font-pitch="variable"/>
    <style:font-face style:name="Calibri2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MS PGothic1" svg:font-family="'MS PGothi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FA0000008CA9A6B1E3A969820E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_20_3-background" style:display-name="start 3-background" style:family="presentation">
      <style:graphic-properties draw:stroke="none" draw:fill="solid" draw:fill-color="#ffffff"/>
      <style:text-properties style:letter-kerning="true"/>
    </style:style>
    <style:style style:name="start_20_3-backgroundobjects" style:display-name="star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_20_3-notes" style:display-name="star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_20_3-outline1" style:display-name="start 3-outline1" style:family="presentation">
      <style:graphic-properties draw:stroke="none" draw:fill="none" draw:auto-grow-height="false" draw:fit-to-size="shrink-to-fit" style:shrink-to-fit="true">
        <text:list-style style:name="start_20_3-outline1" style:display-name="star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7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7pt" style:font-style-asian="normal" style:font-weight-asian="normal" style:font-name-complex="Tahoma1" style:font-family-complex="Tahoma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rt_20_3-outline2" style:display-name="start 3-outline2" style:family="presentation" style:parent-style-name="start_20_3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1" style:font-family-complex="Tahoma" style:font-size-complex="27pt" style:font-style-complex="normal" style:font-weight-complex="normal"/>
    </style:style>
    <style:style style:name="start_20_3-outline3" style:display-name="start 3-outline3" style:family="presentation" style:parent-style-name="start_20_3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1" style:font-family-complex="Tahoma" style:font-size-complex="27pt" style:font-style-complex="normal" style:font-weight-complex="normal"/>
    </style:style>
    <style:style style:name="start_20_3-outline4" style:display-name="start 3-outline4" style:family="presentation" style:parent-style-name="start_20_3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1" style:font-family-complex="Tahoma" style:font-size-complex="27pt" style:font-style-complex="normal" style:font-weight-complex="normal"/>
    </style:style>
    <style:style style:name="start_20_3-outline5" style:display-name="start 3-outline5" style:family="presentation" style:parent-style-name="start_20_3-outline4">
      <style:paragraph-properties fo:margin-top="0.1cm" fo:margin-bottom="0cm"/>
      <style:text-properties fo:font-size="20pt" style:font-size-asian="20pt" style:font-size-complex="20pt"/>
    </style:style>
    <style:style style:name="start_20_3-outline6" style:display-name="start 3-outline6" style:family="presentation" style:parent-style-name="start_20_3-outline5">
      <style:paragraph-properties fo:margin-top="0.1cm" fo:margin-bottom="0cm"/>
      <style:text-properties fo:font-size="20pt" style:font-size-asian="20pt" style:font-size-complex="20pt"/>
    </style:style>
    <style:style style:name="start_20_3-outline7" style:display-name="start 3-outline7" style:family="presentation" style:parent-style-name="start_20_3-outline6">
      <style:paragraph-properties fo:margin-top="0.1cm" fo:margin-bottom="0cm"/>
      <style:text-properties fo:font-size="20pt" style:font-size-asian="20pt" style:font-size-complex="20pt"/>
    </style:style>
    <style:style style:name="start_20_3-outline8" style:display-name="start 3-outline8" style:family="presentation" style:parent-style-name="start_20_3-outline7">
      <style:paragraph-properties fo:margin-top="0.1cm" fo:margin-bottom="0cm"/>
      <style:text-properties fo:font-size="20pt" style:font-size-asian="20pt" style:font-size-complex="20pt"/>
    </style:style>
    <style:style style:name="start_20_3-outline9" style:display-name="start 3-outline9" style:family="presentation" style:parent-style-name="start_20_3-outline8">
      <style:paragraph-properties fo:margin-top="0.1cm" fo:margin-bottom="0cm"/>
      <style:text-properties fo:font-size="20pt" style:font-size-asian="20pt" style:font-size-complex="20pt"/>
    </style:style>
    <style:style style:name="start_20_3-subtitle" style:display-name="start 3-subtitle" style:family="presentation">
      <style:graphic-properties draw:stroke="none" draw:fill="none" draw:textarea-vertical-align="middle">
        <text:list-style style:name="start_20_3-subtitle" style:display-name="star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_20_3-title" style:display-name="start 3-title" style:family="presentation">
      <style:graphic-properties draw:stroke="none" draw:fill="none" draw:textarea-vertical-align="middle">
        <text:list-style style:name="start_20_3-title" style:display-name="star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research_20_area-background" style:display-name="research area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research_20_area-backgroundobjects" style:display-name="research are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search_20_area-notes" style:display-name="research are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search_20_area-outline1" style:display-name="research area-outline1" style:family="presentation">
      <style:graphic-properties draw:stroke="none" draw:fill="none" draw:auto-grow-height="false" draw:fit-to-size="shrink-to-fit" style:shrink-to-fit="true">
        <text:list-style style:name="research_20_area-outline1" style:display-name="research are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7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7pt" style:font-style-asian="normal" style:font-weight-asian="normal" style:font-name-complex="Tahoma1" style:font-family-complex="Tahoma" style:font-size-complex="27pt" style:font-style-complex="normal" style:font-weight-complex="normal" style:text-emphasize="none" style:font-relief="none" style:text-overline-style="none" style:text-overline-color="font-color"/>
    </style:style>
    <style:style style:name="research_20_area-outline2" style:display-name="research area-outline2" style:family="presentation" style:parent-style-name="research_20_are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1" style:font-family-complex="Tahoma" style:font-size-complex="27pt" style:font-style-complex="normal" style:font-weight-complex="normal"/>
    </style:style>
    <style:style style:name="research_20_area-outline3" style:display-name="research area-outline3" style:family="presentation" style:parent-style-name="research_20_are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1" style:font-family-complex="Tahoma" style:font-size-complex="27pt" style:font-style-complex="normal" style:font-weight-complex="normal"/>
    </style:style>
    <style:style style:name="research_20_area-outline4" style:display-name="research area-outline4" style:family="presentation" style:parent-style-name="research_20_are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1" style:font-family-complex="Tahoma" style:font-size-complex="27pt" style:font-style-complex="normal" style:font-weight-complex="normal"/>
    </style:style>
    <style:style style:name="research_20_area-outline5" style:display-name="research area-outline5" style:family="presentation" style:parent-style-name="research_20_area-outline4">
      <style:paragraph-properties fo:margin-top="0.1cm" fo:margin-bottom="0cm"/>
      <style:text-properties fo:font-size="20pt" style:font-size-asian="20pt" style:font-size-complex="20pt"/>
    </style:style>
    <style:style style:name="research_20_area-outline6" style:display-name="research area-outline6" style:family="presentation" style:parent-style-name="research_20_area-outline5">
      <style:paragraph-properties fo:margin-top="0.1cm" fo:margin-bottom="0cm"/>
      <style:text-properties fo:font-size="20pt" style:font-size-asian="20pt" style:font-size-complex="20pt"/>
    </style:style>
    <style:style style:name="research_20_area-outline7" style:display-name="research area-outline7" style:family="presentation" style:parent-style-name="research_20_area-outline6">
      <style:paragraph-properties fo:margin-top="0.1cm" fo:margin-bottom="0cm"/>
      <style:text-properties fo:font-size="20pt" style:font-size-asian="20pt" style:font-size-complex="20pt"/>
    </style:style>
    <style:style style:name="research_20_area-outline8" style:display-name="research area-outline8" style:family="presentation" style:parent-style-name="research_20_area-outline7">
      <style:paragraph-properties fo:margin-top="0.1cm" fo:margin-bottom="0cm"/>
      <style:text-properties fo:font-size="20pt" style:font-size-asian="20pt" style:font-size-complex="20pt"/>
    </style:style>
    <style:style style:name="research_20_area-outline9" style:display-name="research area-outline9" style:family="presentation" style:parent-style-name="research_20_area-outline8">
      <style:paragraph-properties fo:margin-top="0.1cm" fo:margin-bottom="0cm"/>
      <style:text-properties fo:font-size="20pt" style:font-size-asian="20pt" style:font-size-complex="20pt"/>
    </style:style>
    <style:style style:name="research_20_area-subtitle" style:display-name="research area-subtitle" style:family="presentation">
      <style:graphic-properties draw:stroke="none" draw:fill="none" draw:textarea-vertical-align="middle">
        <text:list-style style:name="research_20_area-subtitle" style:display-name="research are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search_20_area-title" style:display-name="research area-title" style:family="presentation">
      <style:graphic-properties draw:stroke="none" draw:fill="none" draw:textarea-vertical-align="middle">
        <text:list-style style:name="research_20_area-title" style:display-name="research are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ull_20_text-background" style:display-name="full text-background" style:family="presentation">
      <style:graphic-properties draw:stroke="none" draw:fill="solid" draw:fill-color="#005481"/>
      <style:text-properties style:letter-kerning="true"/>
    </style:style>
    <style:style style:name="full_20_text-backgroundobjects" style:display-name="ful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ull_20_text-notes" style:display-name="ful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_20_text-outline1" style:display-name="full text-outline1" style:family="presentation">
      <style:graphic-properties draw:stroke="none" draw:fill="none" draw:auto-grow-height="false" draw:fit-to-size="shrink-to-fit" style:shrink-to-fit="true">
        <text:list-style style:name="full_20_text-outline1" style:display-name="full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7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7pt" style:font-style-asian="normal" style:font-weight-asian="normal" style:font-name-complex="Tahoma1" style:font-family-complex="Tahoma" style:font-size-complex="27pt" style:font-style-complex="normal" style:font-weight-complex="normal" style:text-emphasize="none" style:font-relief="none" style:text-overline-style="none" style:text-overline-color="font-color"/>
    </style:style>
    <style:style style:name="full_20_text-outline2" style:display-name="full text-outline2" style:family="presentation" style:parent-style-name="full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1" style:font-family-complex="Tahoma" style:font-size-complex="27pt" style:font-style-complex="normal" style:font-weight-complex="normal"/>
    </style:style>
    <style:style style:name="full_20_text-outline3" style:display-name="full text-outline3" style:family="presentation" style:parent-style-name="full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1" style:font-family-complex="Tahoma" style:font-size-complex="27pt" style:font-style-complex="normal" style:font-weight-complex="normal"/>
    </style:style>
    <style:style style:name="full_20_text-outline4" style:display-name="full text-outline4" style:family="presentation" style:parent-style-name="full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1" style:font-family-complex="Tahoma" style:font-size-complex="27pt" style:font-style-complex="normal" style:font-weight-complex="normal"/>
    </style:style>
    <style:style style:name="full_20_text-outline5" style:display-name="full text-outline5" style:family="presentation" style:parent-style-name="full_20_text-outline4">
      <style:paragraph-properties fo:margin-top="0.1cm" fo:margin-bottom="0cm"/>
      <style:text-properties fo:font-size="20pt" style:font-size-asian="20pt" style:font-size-complex="20pt"/>
    </style:style>
    <style:style style:name="full_20_text-outline6" style:display-name="full text-outline6" style:family="presentation" style:parent-style-name="full_20_text-outline5">
      <style:paragraph-properties fo:margin-top="0.1cm" fo:margin-bottom="0cm"/>
      <style:text-properties fo:font-size="20pt" style:font-size-asian="20pt" style:font-size-complex="20pt"/>
    </style:style>
    <style:style style:name="full_20_text-outline7" style:display-name="full text-outline7" style:family="presentation" style:parent-style-name="full_20_text-outline6">
      <style:paragraph-properties fo:margin-top="0.1cm" fo:margin-bottom="0cm"/>
      <style:text-properties fo:font-size="20pt" style:font-size-asian="20pt" style:font-size-complex="20pt"/>
    </style:style>
    <style:style style:name="full_20_text-outline8" style:display-name="full text-outline8" style:family="presentation" style:parent-style-name="full_20_text-outline7">
      <style:paragraph-properties fo:margin-top="0.1cm" fo:margin-bottom="0cm"/>
      <style:text-properties fo:font-size="20pt" style:font-size-asian="20pt" style:font-size-complex="20pt"/>
    </style:style>
    <style:style style:name="full_20_text-outline9" style:display-name="full text-outline9" style:family="presentation" style:parent-style-name="full_20_text-outline8">
      <style:paragraph-properties fo:margin-top="0.1cm" fo:margin-bottom="0cm"/>
      <style:text-properties fo:font-size="20pt" style:font-size-asian="20pt" style:font-size-complex="20pt"/>
    </style:style>
    <style:style style:name="full_20_text-subtitle" style:display-name="full text-subtitle" style:family="presentation">
      <style:graphic-properties draw:stroke="none" draw:fill="none" draw:textarea-vertical-align="middle">
        <text:list-style style:name="full_20_text-subtitle" style:display-name="full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_20_text-title" style:display-name="full text-title" style:family="presentation">
      <style:graphic-properties draw:stroke="none" draw:fill="none" draw:textarea-vertical-align="middle">
        <text:list-style style:name="full_20_text-title" style:display-name="full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918cm" fo:page-height="27.61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draw:background-size="border" draw:fill="solid" draw:fill-color="#005481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089cm" fo:padding-bottom="0.089cm" fo:padding-left="0.179cm" fo:padding-right="0.17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rt_20_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tart_20_3-outline1">
      <style:graphic-properties draw:stroke="none" svg:stroke-width="0cm" draw:fill="none" draw:textarea-vertical-align="top" draw:auto-grow-height="false" draw:fit-to-size="false" style:shrink-to-fit="false" fo:min-height="11.049cm" fo:padding-top="0.089cm" fo:padding-bottom="0.089cm" fo:padding-left="0.179cm" fo:padding-right="0.179cm" fo:wrap-option="wrap"/>
      <style:paragraph-properties style:writing-mode="lr-tb"/>
    </style:style>
    <style:style style:name="Mpr3" style:family="presentation" style:parent-style-name="star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r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research_20_area-outline1">
      <style:graphic-properties draw:stroke="none" svg:stroke-width="0cm" draw:fill="none" draw:textarea-vertical-align="top" draw:auto-grow-height="false" draw:fit-to-size="false" style:shrink-to-fit="false" fo:min-height="11.049cm" fo:padding-top="0.089cm" fo:padding-bottom="0.089cm" fo:padding-left="0.179cm" fo:padding-right="0.179cm" fo:wrap-option="wrap"/>
      <style:paragraph-properties style:writing-mode="lr-tb"/>
    </style:style>
    <style:style style:name="Mpr6" style:family="presentation" style:parent-style-name="research_20_area-backgroundobjects">
      <style:graphic-properties draw:stroke="none" draw:fill="none" draw:fill-color="#ffffff" draw:auto-grow-height="false" fo:min-height="1.38cm"/>
      <style:paragraph-properties style:writing-mode="lr-tb"/>
    </style:style>
    <style:style style:name="Mpr7" style:family="presentation" style:parent-style-name="research_20_area-backgroundobjects">
      <style:graphic-properties draw:stroke="none" draw:fill="none" draw:fill-color="#ffffff" draw:textarea-vertical-align="bottom" draw:auto-grow-height="false" fo:min-height="1.38cm"/>
      <style:paragraph-properties style:writing-mode="lr-tb"/>
    </style:style>
    <style:style style:name="Mpr8" style:family="presentation" style:parent-style-name="full_20_text-outline1">
      <style:graphic-properties draw:stroke="none" svg:stroke-width="0cm" draw:fill="none" draw:textarea-vertical-align="top" draw:auto-grow-height="false" draw:fit-to-size="false" style:shrink-to-fit="false" fo:min-height="11.049cm" fo:padding-top="0.089cm" fo:padding-bottom="0.089cm" fo:padding-left="0.179cm" fo:padding-right="0.179cm" fo:wrap-option="wrap"/>
      <style:paragraph-properties style:writing-mode="lr-tb"/>
    </style:style>
    <style:style style:name="Mpr9" style:family="presentation" style:parent-style-name="full_20_tex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full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full_20_text-backgroundobjects">
      <style:graphic-properties draw:stroke="none" draw:fill="none" draw:fill-color="#ffffff" draw:auto-grow-height="false" fo:min-height="1.38cm"/>
      <style:paragraph-properties style:writing-mode="lr-tb"/>
    </style:style>
    <style:style style:name="Mpr12" style:family="presentation" style:parent-style-name="full_20_text-backgroundobjects">
      <style:graphic-properties draw:stroke="none" draw:fill="none" draw:fill-color="#ffffff" draw:textarea-vertical-align="bottom" draw:auto-grow-height="false" fo:min-height="1.38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8pt"/>
    </style:style>
    <style:style style:name="MP10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MP11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12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MP13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font-size="22pt"/>
    </style:style>
    <style:style style:name="MP14" style:family="paragraph">
      <loext:graphic-properties draw:fill="none"/>
      <style:paragraph-properties fo:text-align="center" style:font-independent-line-spacing="true"/>
      <style:text-properties fo:font-size="22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0.106cm" fo:language="en" fo:country="US" fo:font-style="normal" style:text-underline-style="none" fo:font-weight="normal" style:font-name-asian="MS PGothic1" style:font-size-asian="48pt" style:font-style-asian="normal" style:font-weight-asian="normal" style:font-name-complex="Calibri1" style:font-size-complex="4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name-asian="MS PGothic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font-name-asian="MS PGothic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MS PGothic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MT6" style:family="text">
      <style:text-properties fo:font-variant="normal" fo:text-transform="none" fo:color="#005481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font-name-asian="MS PGothic1" style:font-size-asian="24pt" style:font-style-asian="normal" style:font-weight-asian="normal" style:font-name-complex="Tahoma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727cm"/>
        <style:text-properties fo:font-family="Wingdings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727cm"/>
        <style:text-properties fo:font-family="Wingdings" style:font-charset="x-symbol" fo:color="#000000" fo:font-size="100%"/>
      </text:list-level-style-bullet>
      <text:list-level-style-bullet text:level="2" text:bullet-char="-">
        <style:list-level-properties text:space-before="0.984cm" text:min-label-width="0.762cm"/>
        <style:text-properties fo:font-family="'Lucida Grande'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727cm"/>
        <style:text-properties fo:font-family="Wingdings" style:font-charset="x-symbol" fo:color="#000000" fo:font-size="100%"/>
      </text:list-level-style-bullet>
      <text:list-level-style-bullet text:level="2" text:bullet-char="-">
        <style:list-level-properties text:space-before="0.984cm" text:min-label-width="0.762cm"/>
        <style:text-properties fo:font-family="'Lucida Grande'" fo:color="#000000" fo:font-size="100%"/>
      </text:list-level-style-bullet>
      <text:list-level-style-bullet text:level="3" text:bullet-char="•">
        <style:list-level-properties text:space-before="2.073cm" text:min-label-width="0.656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727cm"/>
        <style:text-properties fo:font-family="Wingdings" style:font-charset="x-symbol" fo:color="#000000" fo:font-size="100%"/>
      </text:list-level-style-bullet>
      <text:list-level-style-bullet text:level="2" text:bullet-char="-">
        <style:list-level-properties text:space-before="0.984cm" text:min-label-width="0.762cm"/>
        <style:text-properties fo:font-family="'Lucida Grande'" fo:color="#000000" fo:font-size="100%"/>
      </text:list-level-style-bullet>
      <text:list-level-style-bullet text:level="3" text:bullet-char="•">
        <style:list-level-properties text:space-before="2.073cm" text:min-label-width="0.656cm"/>
        <style:text-properties style:font-name="Arial1" fo:color="#000000" fo:font-size="100%"/>
      </text:list-level-style-bullet>
      <text:list-level-style-bullet text:level="4" text:bullet-char="-">
        <style:list-level-properties text:space-before="2.73cm" text:min-label-width="0.762cm"/>
        <style:text-properties fo:font-family="'Lucida Grande'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727cm"/>
        <style:text-properties fo:font-family="Wingdings" style:font-charset="x-symbol" fo:color="#000000" fo:font-size="100%"/>
      </text:list-level-style-bullet>
      <text:list-level-style-bullet text:level="2" text:bullet-char="-">
        <style:list-level-properties text:space-before="0.984cm" text:min-label-width="0.762cm"/>
        <style:text-properties fo:font-family="'Lucida Grande'" fo:color="#000000" fo:font-size="100%"/>
      </text:list-level-style-bullet>
      <text:list-level-style-bullet text:level="3" text:bullet-char="•">
        <style:list-level-properties text:space-before="2.073cm" text:min-label-width="0.656cm"/>
        <style:text-properties style:font-name="Arial1" fo:color="#000000" fo:font-size="100%"/>
      </text:list-level-style-bullet>
      <text:list-level-style-bullet text:level="4" text:bullet-char="-">
        <style:list-level-properties text:space-before="2.73cm" text:min-label-width="0.762cm"/>
        <style:text-properties fo:font-family="'Lucida Grande'" fo:color="#000000" fo:font-size="100%"/>
      </text:list-level-style-bullet>
      <text:list-level-style-bullet text:level="5" text:bullet-char="•">
        <style:list-level-properties text:space-before="3.493cm" text:min-label-width="0.727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548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tart_20_3" style:display-name="start 3" style:page-layout-name="PM1" draw:style-name="Mdp1">
      <draw:custom-shape draw:name="Rectangle 9" draw:style-name="Mgr3" draw:text-style-name="MP5" draw:layer="backgroundobjects" drawooo:display="none" svg:width="33.866cm" svg:height="18.599cm" svg:x="0cm" svg:y="0.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9" draw:style-name="Mgr4" draw:text-style-name="MP6" draw:layer="backgroundobjects" drawooo:display="none" svg:width="3.913cm" svg:height="0.999cm" svg:x="29.287cm" svg:y="0.928cm">
        <draw:image xlink:href="Pictures/10002ED40000B52800002E264DBA040855D957A1.emf" xlink:type="simple" xlink:show="embed" xlink:actuate="onLoad" loext:mime-type="image/x-emf">
          <text:p/>
        </draw:image>
        <draw:image xlink:href="Pictures/100002010000057800000165B6521870C3165BCD.png" xlink:type="simple" xlink:show="embed" xlink:actuate="onLoad" loext:mime-type="image/png"/>
      </draw:frame>
      <draw:frame draw:name="Fußzeilenplatzhalter 2" presentation:style-name="Mpr1" draw:text-style-name="MP7" draw:layer="backgroundobjects" svg:width="14.274cm" svg:height="1.013cm" svg:x="17.405cm" svg:y="18.036cm" presentation:class="footer" presentation:user-transformed="true">
        <draw:text-box>
          <text:p/>
        </draw:text-box>
      </draw:frame>
      <draw:frame draw:name="Foliennummernplatzhalter 3" presentation:style-name="Mpr1" draw:text-style-name="MP7" draw:layer="backgroundobjects" svg:width="1.52cm" svg:height="1.013cm" svg:x="31.679cm" svg:y="18.036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Bild 5" draw:style-name="Mgr4" draw:text-style-name="MP6" draw:layer="backgroundobjects" svg:width="33.866cm" svg:height="19.049cm" svg:x="0cm" svg:y="0cm">
        <draw:image xlink:href="Pictures/10000201000007D00000046581944B728B7D4A58.png" xlink:type="simple" xlink:show="embed" xlink:actuate="onLoad" loext:mime-type="image/png">
          <text:p/>
        </draw:image>
      </draw:frame>
      <draw:frame draw:name="Content Placeholder 19" presentation:style-name="Mpr2" draw:text-style-name="MP10" draw:layer="backgroundobjects" svg:width="31.211cm" svg:height="6.629cm" svg:x="1.327cm" svg:y="7.587cm" presentation:class="outline" presentation:user-transformed="true">
        <draw:text-box>
          <text:p text:style-name="MP9"><text:span text:style-name="MT2">CLICK TO EDIT MASTER TEXT STYLES</text:span></text:p>
        </draw:text-box>
      </draw:frame>
      <draw:frame draw:name="Content Placeholder 19" presentation:style-name="Mpr2" draw:text-style-name="MP12" draw:layer="backgroundobjects" svg:width="31.211cm" svg:height="1.349cm" svg:x="1.327cm" svg:y="14.481cm" presentation:class="outline" presentation:user-transformed="true">
        <draw:text-box>
          <text:p text:style-name="MP11"><text:span text:style-name="MT3">Click To Edit Master Text Styles</text:span></text:p>
        </draw:text-box>
      </draw:frame>
      <draw:frame presentation:style-name="start_20_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tart_20_3-title" draw:layer="backgroundobjects" svg:width="19.798cm" svg:height="11.136cm" svg:x="0.6cm" svg:y="2.257cm" presentation:class="page"/>
        <draw:frame presentation:style-name="start_20_3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esearch_20_area" style:display-name="research area" style:page-layout-name="PM1" draw:style-name="Mdp2">
      <draw:custom-shape draw:name="Rectangle 9" draw:style-name="Mgr3" draw:text-style-name="MP5" draw:layer="backgroundobjects" drawooo:display="none" svg:width="33.866cm" svg:height="18.599cm" svg:x="0cm" svg:y="0.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9" draw:style-name="Mgr4" draw:text-style-name="MP6" draw:layer="backgroundobjects" drawooo:display="none" svg:width="3.913cm" svg:height="0.999cm" svg:x="29.287cm" svg:y="0.928cm">
        <draw:image xlink:href="Pictures/10002ED40000B52800002E264DBA040855D957A1.emf" xlink:type="simple" xlink:show="embed" xlink:actuate="onLoad" loext:mime-type="image/x-emf">
          <text:p/>
        </draw:image>
        <draw:image xlink:href="Pictures/100002010000057800000165B6521870C3165BCD.png" xlink:type="simple" xlink:show="embed" xlink:actuate="onLoad" loext:mime-type="image/png"/>
      </draw:frame>
      <draw:frame draw:name="Content Placeholder 19" presentation:style-name="Mpr5" draw:text-style-name="MP10" draw:layer="backgroundobjects" svg:width="31.211cm" svg:height="6.629cm" svg:x="1.327cm" svg:y="7.587cm" presentation:class="outline" presentation:user-transformed="true">
        <draw:text-box>
          <text:p text:style-name="MP9"><text:span text:style-name="MT2">CLICK TO EDIT MASTER TEXT STYLES</text:span></text:p>
        </draw:text-box>
      </draw:frame>
      <draw:frame draw:name="Content Placeholder 19" presentation:style-name="Mpr5" draw:text-style-name="MP12" draw:layer="backgroundobjects" svg:width="31.211cm" svg:height="1.349cm" svg:x="1.327cm" svg:y="14.481cm" presentation:class="outline" presentation:user-transformed="true">
        <draw:text-box>
          <text:p text:style-name="MP11"><text:span text:style-name="MT3">Click To Edit Master Text Styles</text:span></text:p>
        </draw:text-box>
      </draw:frame>
      <draw:frame draw:name="Bild 9" draw:style-name="Mgr4" draw:text-style-name="MP6" draw:layer="backgroundobjects" svg:width="2.2cm" svg:height="2.499cm" svg:x="30.339cm" svg:y="1.007cm">
        <draw:image xlink:href="Pictures/1000110400011E81000145718B83A31CB35CBA14.emf" xlink:type="simple" xlink:show="embed" xlink:actuate="onLoad" loext:mime-type="image/x-emf">
          <text:p/>
        </draw:image>
        <draw:image xlink:href="Pictures/1000020100000297000002F21529237ABCECDE51.png" xlink:type="simple" xlink:show="embed" xlink:actuate="onLoad" loext:mime-type="image/png"/>
      </draw:frame>
      <draw:frame presentation:style-name="research_20_area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research_20_area-title" draw:layer="backgroundobjects" svg:width="18.409cm" svg:height="10.355cm" svg:x="0.254cm" svg:y="2.098cm" presentation:class="page"/>
        <draw:frame presentation:style-name="research_20_area-notes" draw:layer="backgroundobjects" svg:width="15.133cm" svg:height="12.427cm" svg:x="1.891cm" svg:y="13.118cm" presentation:class="notes" presentation:placeholder="true">
          <draw:text-box/>
        </draw:frame>
        <draw:frame presentation:style-name="Mpr6" draw:text-style-name="MP2" draw:layer="backgroundobjects" svg:width="8.209cm" svg:height="1.37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09cm" svg:height="1.379cm" svg:x="10.708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09cm" svg:height="1.379cm" svg:x="0cm" svg:y="26.238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09cm" svg:height="1.379cm" svg:x="10.708cm" svg:y="26.238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ull_20_text" style:display-name="full text" style:page-layout-name="PM1" draw:style-name="Mdp3">
      <draw:custom-shape draw:name="Rectangle 9" draw:style-name="Mgr3" draw:text-style-name="MP5" draw:layer="backgroundobjects" svg:width="33.866cm" svg:height="18.599cm" svg:x="0cm" svg:y="0.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9" draw:style-name="Mgr4" draw:text-style-name="MP6" draw:layer="backgroundobjects" svg:width="3.913cm" svg:height="0.999cm" svg:x="29.287cm" svg:y="0.928cm">
        <draw:image xlink:href="Pictures/10002ED40000B52800002E264DBA040855D957A1.emf" xlink:type="simple" xlink:show="embed" xlink:actuate="onLoad" loext:mime-type="image/x-emf">
          <text:p/>
        </draw:image>
        <draw:image xlink:href="Pictures/100002010000057800000165B6521870C3165BCD.png" xlink:type="simple" xlink:show="embed" xlink:actuate="onLoad" loext:mime-type="image/png"/>
      </draw:frame>
      <draw:custom-shape draw:name="Rectangle 9" draw:style-name="Mgr3" draw:text-style-name="MP5" draw:layer="backgroundobjects" svg:width="33.866cm" svg:height="18.599cm" svg:x="0cm" svg:y="0.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19" presentation:style-name="Mpr8" draw:text-style-name="MP14" draw:layer="backgroundobjects" svg:width="31.211cm" svg:height="14.447cm" svg:x="1.327cm" svg:y="2.877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9" draw:text-style-name="MP12" draw:layer="backgroundobjects" svg:width="27.426cm" svg:height="1.569cm" svg:x="1.327cm" svg:y="0.647cm" presentation:class="title" presentation:user-transformed="true">
        <draw:text-box>
          <text:p text:style-name="MP15"><text:span text:style-name="MT6">Titelmasterformat durch Klicken bearbeiten</text:span></text:p>
        </draw:text-box>
      </draw:frame>
      <draw:frame draw:name="Fußzeilenplatzhalter 21" presentation:style-name="Mpr10" draw:text-style-name="MP7" draw:layer="backgroundobjects" svg:width="14.274cm" svg:height="1.013cm" svg:x="17.405cm" svg:y="18.036cm" presentation:class="footer" presentation:user-transformed="true">
        <draw:text-box>
          <text:p/>
        </draw:text-box>
      </draw:frame>
      <draw:frame draw:name="Foliennummernplatzhalter 22" presentation:style-name="Mpr10" draw:text-style-name="MP7" draw:layer="backgroundobjects" svg:width="1.52cm" svg:height="1.013cm" svg:x="31.679cm" svg:y="18.036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Bild 9" draw:style-name="Mgr4" draw:text-style-name="MP6" draw:layer="backgroundobjects" svg:width="3.913cm" svg:height="0.999cm" svg:x="29.287cm" svg:y="0.928cm">
        <draw:image xlink:href="Pictures/10002ED40000B52800002E264DBA040855D957A1.emf" xlink:type="simple" xlink:show="embed" xlink:actuate="onLoad" loext:mime-type="image/x-emf">
          <text:p/>
        </draw:image>
        <draw:image xlink:href="Pictures/100002010000057800000165B6521870C3165BCD.png" xlink:type="simple" xlink:show="embed" xlink:actuate="onLoad" loext:mime-type="image/png"/>
      </draw:frame>
      <presentation:notes style:page-layout-name="PM2">
        <draw:page-thumbnail presentation:style-name="full_20_text-title" draw:layer="backgroundobjects" svg:width="18.409cm" svg:height="10.355cm" svg:x="0.254cm" svg:y="2.098cm" presentation:class="page"/>
        <draw:frame presentation:style-name="full_20_text-notes" draw:layer="backgroundobjects" svg:width="15.133cm" svg:height="12.427cm" svg:x="1.891cm" svg:y="13.118cm" presentation:class="notes" presentation:placeholder="true">
          <draw:text-box/>
        </draw:frame>
        <draw:frame presentation:style-name="Mpr11" draw:text-style-name="MP2" draw:layer="backgroundobjects" svg:width="8.209cm" svg:height="1.37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09cm" svg:height="1.379cm" svg:x="10.708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09cm" svg:height="1.379cm" svg:x="0cm" svg:y="26.238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09cm" svg:height="1.379cm" svg:x="10.708cm" svg:y="26.238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PP_Vorlage_16zu9_NEU</dc:title>
    <meta:initial-creator>Bremerich</meta:initial-creator>
    <meta:editing-cycles>1526</meta:editing-cycles>
    <meta:print-date>2018-01-30T16:46:52</meta:print-date>
    <meta:creation-date>2012-01-28T09:55:07</meta:creation-date>
    <dc:date>2021-05-14T10:03:57.103904545</dc:date>
    <meta:editing-duration>PT2M38S</meta:editing-duration>
    <meta:generator>LibreOffice/6.4.6.2$Linux_X86_64 LibreOffice_project/40$Build-2</meta:generator>
    <meta:document-statistic meta:object-count="6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CISPA_Vorlage.potx" xlink:href=""/>
  </office:meta>
</office:document-meta>
</file>